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0000"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color="#ff0000"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Verdana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000000"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font-name="Verdana" fo:font-size="60pt" fo:font-weight="normal" style:font-size-asian="60pt" style:font-weight-asian="normal" style:font-size-complex="60pt" style:font-weight-complex="normal"/>
    </style:style>
    <style:style style:name="T11" style:family="text">
      <style:text-properties fo:color="#ff3333" style:font-name="Verdana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Verdana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Übungsaufgaben aus der Praxis – Teil 6<text:line-break/><text:line-break/></text:span><text:span text:style-name="T5"><text:line-break/><text:line-break/></text:span><text:span text:style-name="T6">1. Welche Bedeutung hat der Schalter -i beim Befehl dpkg?<text:line-break/><text:line-break/></text:span><text:span text:style-name="T11"><text:line-break/><text:line-break/></text:span><text:span text:style-name="T6">2. Welche Bedeutung hat der Schalter -r beim Befehl dpkg?<text:line-break/><text:line-break/><text:line-break/><text:line-break/>3. Welche Bedeutung hat der Schalter -P beim Befehl dpkg?<text:line-break/><text:line-break/></text:span><text:span text:style-name="T1"><text:line-break/><text:line-break/></text:span><text:span text:style-name="T7">4. Welche Bedeutung hat der Schalter -s beim Befehl dpkg?</text:span><text:span text:style-name="T1"><text:line-break/><text:line-break/><text:tab/><text:tab/><text:tab/><text:line-break/><text:line-break/></text:span><text:span text:style-name="T7">5. Welche Bedeutung hat der Schalter -C beim Befehl dpkg?</text:span><text:span text:style-name="T1"><text:line-break/><text:line-break/><text:line-break/><text:line-break/></text:span><text:span text:style-name="T7">6. Welche Bedeutung hat der Schalter -L beim Befehl dpkg?</text:span><text:span text:style-name="T1"><text:line-break/><text:line-break/><text:line-break/><text:line-break/></text:span><text:span text:style-name="T7">7. Bequemer installieren Sie Software mit einem Frontend.<text:line-break/>Wie heißt ein frontend zu dpkg?</text:span><text:span text:style-name="T1"><text:line-break/><text:line-break/><text:line-break/><text:line-break/></text:span><text:span text:style-name="T7">8. Wie können Sie mit dpkg ein installiertes Paket neu konfigurieren?<text:line-break/><text:line-break/></text:span><text:span text:style-name="T1"><text:line-break/><text:line-break/></text:span><text:span text:style-name="T7">9. Wie installieren Sie mit apt-get ein Programm?<text:line-break/></text:span><text:span text:style-name="T1"><text:line-break/> <text:line-break/><text:line-break/></text:span><text:soft-page-break/><text:span text:style-name="T7">10. Wie aktualisieren Sie mit apt-get die Liste verfügbarer Pakete (Paketindexdatei)?<text:line-break/><text:line-break/><text:line-break/><text:line-break/>11. Wie aktualisieren Sie mit apt-get alle installierten Pakete?<text:line-break/><text:line-break/></text:span><text:span text:style-name="T1"><text:tab/></text:span><text:span text:style-name="T7"><text:line-break/><text:line-break/>12. Wie heißt der Befehl, der apt-get und apt-cache Funktionen vereint?<text:line-break/><text:line-break/><text:line-break/><text:line-break/>13. Manchmal wollen wir das apt-Archive aufräumen, <text:s/><text:line-break/>(/var/cache/apt/archives) und die heruntergeladene Pakete löschen. <text:line-break/>Wie heißt der apt-get-Befehl, der den Cache bereinigt?<text:line-break/><text:line-break/></text:span><text:span text:style-name="T1"><text:tab/><text:tab/></text:span><text:span text:style-name="T7"><text:line-break/><text:line-break/>14. Wie heißen die Alternativen zum Red Hat Paket Manager (RPM)?<text:line-break/><text:line-break/></text:span><text:span text:style-name="T1"><text:line-break/></text:span><text:span text:style-name="T7"><text:line-break/>15. Wie heißt die Konfigurationsdatei von RPM?<text:line-break/><text:line-break/></text:span><text:span text:style-name="T1"><text:line-break/></text:span><text:span text:style-name="T7"><text:line-break/>16. Wo befindet sich die Skripte die von RPM benutzt werden?<text:line-break/><text:line-break/><text:line-break/><text:line-break/>17. Welche Bedeutung hat der Schalter -R beim Befehl rpm? <text:line-break/><text:line-break/><text:line-break/><text:line-break/>18. Mit welchem Schalter können Sie bei rpm, Pakete trotz fehlender Abhängigkeiten installieren (Zwangsinstallation)?<text:line-break/><text:line-break/></text:span><text:span text:style-name="T1"><text:line-break/></text:span><text:span text:style-name="T7"><text:line-break/></text:span><text:soft-page-break/><text:span text:style-name="T7">19. Wie lässt sich mit rpm die RPM-Datenbank abfragen, um zu sehen ob ein Paket installiert ist? <text:line-break/><text:line-break/></text:span><text:span text:style-name="T1"><text:line-break/><text:line-break/></text:span><text:span text:style-name="T7">20. Was ist der Unterschied zwischen rpm -qi und rpm -i<text:line-break/><text:line-break/><text:line-break/><text:line-break/>21. Was macht der Befehl </text:span><text:span text:style-name="T8">rpm -qc httpd </text:span><text:span text:style-name="T9">bei installierten Paketen?</text:span><text:span text:style-name="T7"><text:line-break/><text:line-break/><text:line-break/><text:line-break/>22. Welchen Schalter würden Sie zusätzlich nutzen, falls das Paket httpd noch nicht </text:span><text:span text:style-name="T9">installiert ist?</text:span><text:span text:style-name="T7"><text:line-break/><text:line-break/></text:span><text:span text:style-name="T1"><text:line-break/></text:span><text:span text:style-name="T7"><text:line-break/>23. Was müssen Sie mit einem RPM-Paket machen, wenn Sie nur eine einzelne Datei daraus extrahieren möchten?<text:line-break/><text:line-break/><text:line-break/><text:line-break/>24. Welche Distributionen setzen den Red Hat Paketmanager RPM ein?<text:line-break/><text:line-break/><text:line-break/><text:line-break/>25. Manchmal gibt es ein (Sicherheits-) Update für ein Paket. <text:line-break/>Wie können Sie, in einer Zeile, mit apt-get die Liste der Pakete aktualisieren, und im Anschluss</text:span><text:span text:style-name="T12"> alle Pakete Ihres Systems auf einmal aktualisieren?<text:line-break/><text:line-break/></text:span></text:p>
      <text:p text:style-name="Standard"><text:span text:style-name="T1"><text:line-break/></text:span><text:span text:style-name="T7">26. Wie deinstallieren Sie mit apt-get ein Programm?<text:line-break/><text:line-break/></text:span><text:span text:style-name="T1"><text:line-break/></text:span></text:p>
      <text:p text:style-name="Standard"><text:span text:style-name="T7">27. Wie heißt und wo finden Sie die Hauptkonfigurationsdatei von YUM?<text:line-break/><text:line-break/></text:span><text:span text:style-name="T1"><text:line-break/></text:span><text:soft-page-break/><text:span text:style-name="T1"><text:line-break/></text:span><text:span text:style-name="T7">28. Wie finden Sie ein Programm mit yum?<text:line-break/><text:line-break/></text:span><text:span text:style-name="T1"><text:line-break/><text:line-break/></text:span><text:span text:style-name="T7">29. Wie installieren Sie mit yum ein Programm?<text:line-break/><text:line-break/></text:span><text:span text:style-name="T1"><text:line-break/><text:line-break/></text:span><text:span text:style-name="T7">30. Wie deinstallieren Sie mit yum ein Programm?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3T12:27:52.06</meta:creation-date>
    <dc:date>2019-09-26T09:17:30.87</dc:date>
    <meta:editing-duration>PT21H2M2S</meta:editing-duration>
    <meta:editing-cycles>22</meta:editing-cycles>
    <meta:generator>OpenOffice/4.1.6$Win32 OpenOffice.org_project/416m1$Build-9790</meta:generator>
    <meta:print-date>2019-09-26T09:05:22.56</meta:print-date>
    <meta:document-statistic meta:table-count="0" meta:image-count="0" meta:object-count="0" meta:page-count="4" meta:paragraph-count="3" meta:word-count="362" meta:character-count="2412"/>
  </office:meta>
</office:document-meta>
</file>